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Change<text:s/>settings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1:00Z</meta:creation-date>
    <dc:date>2017-08-25T18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11" meta:character-count="75" meta:row-count="1" meta:non-whitespace-character-count="65"/>
  </office:meta>
</office:document-meta>
</file>